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" style:family="paragraph" style:parent-style-name="Title">
      <style:paragraph-properties fo:break-before="auto" fo:line-height="115%" style:writing-mode="lr-tb"/>
    </style:style>
    <style:style style:name="T2_1" style:family="text">
      <style:text-properties fo:font-size="18pt" style:font-size-asian="18pt" style:font-size-complex="18pt"/>
    </style:style>
    <style:style style:name="T2_2" style:family="text">
      <style:text-properties fo:font-size="18pt" style:font-size-asian="18pt" style:font-size-complex="18pt"/>
    </style:style>
    <style:style style:name="T2_3" style:family="text">
      <style:text-properties fo:font-size="18pt" style:font-size-asian="18pt" style:font-size-complex="18pt"/>
    </style:style>
    <style:style style:name="T2_4" style:family="text">
      <style:text-properties fo:font-size="18pt" style:font-size-asian="18pt" style:font-size-complex="18pt"/>
    </style:style>
    <style:style style:name="T2_5" style:family="text">
      <style:text-properties fo:font-size="18pt" style:font-size-asian="18pt" style:font-size-complex="18pt"/>
    </style:style>
    <style:style style:name="T2_6" style:family="text">
      <style:text-properties fo:font-size="18pt" style:font-size-asian="18pt" style:font-size-complex="18pt"/>
    </style:style>
    <style:style style:name="T2_7" style:family="text">
      <style:text-properties fo:font-size="18pt" style:font-size-asian="18pt" style:font-size-complex="18pt"/>
    </style:style>
    <style:style style:name="P3" style:family="paragraph" style:parent-style-name="Subtitle">
      <style:paragraph-properties fo:break-before="auto" fo:line-height="115%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P4" style:family="paragraph" style:parent-style-name="Subtitle">
      <style:paragraph-properties fo:break-before="page" fo:line-height="115%"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>
      <style:text-properties fo:font-size="18pt" style:font-size-asian="18pt" style:font-size-complex="18pt" fo:font-weight="bold" style:font-weight-asian="bold" style:font-weight-complex="bold"/>
    </style:style>
    <style:style style:name="T5_2" style:family="text">
      <style:text-properties fo:font-size="18pt" style:font-size-asian="18pt" style:font-size-complex="18pt" fo:font-weight="bold" style:font-weight-asian="bold" style:font-weight-complex="bold"/>
    </style:style>
    <style:style style:name="T5_3" style:family="text">
      <style:text-properties fo:font-size="18pt" style:font-size-asian="18pt" style:font-size-complex="18pt" fo:font-weight="bold" style:font-weight-asian="bold" style:font-weight-complex="bold"/>
    </style:style>
    <style:style style:name="T5_4" style:family="text">
      <style:text-properties fo:font-size="18pt" style:font-size-asian="18pt" style:font-size-complex="18pt" fo:font-weight="bold" style:font-weight-asian="bold" style:font-weight-complex="bold"/>
    </style:style>
    <style:style style:name="T5_5" style:family="text">
      <style:text-properties fo:font-size="18pt" style:font-size-asian="18pt" style:font-size-complex="18pt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3.387cm"/>
    </style:style>
    <style:style style:name="Column2" style:family="table-column">
      <style:table-column-properties style:column-width="7.461cm"/>
    </style:style>
    <style:style style:name="Column3" style:family="table-column">
      <style:table-column-properties style:column-width="3.228cm"/>
    </style:style>
    <style:style style:name="Column4" style:family="table-column">
      <style:table-column-properties style:column-width="2.434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page" fo:line-height="115%" style:writing-mode="lr-tb"/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size="30pt" style:font-size-asian="30pt" style:font-size-complex="30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0.635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0.635cm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T28_3" style:family="text"/>
    <style:style style:name="T28_4" style:family="text">
      <style:text-properties fo:color="#1155cc" style:text-underline-style="solid" style:text-underline-color="font-color"/>
    </style:style>
    <style:style style:name="T28_5" style:family="text"/>
    <style:style style:name="T28_6" style:family="text">
      <style:text-properties fo:color="#1155cc" style:text-underline-style="solid" style:text-underline-color="font-color"/>
    </style:style>
    <style:style style:name="T28_7" style:family="text"/>
    <style:style style:name="T28_8" style:family="text">
      <style:text-properties fo:color="#1155cc" style:text-underline-style="solid" style:text-underline-color="font-color"/>
    </style:style>
    <style:style style:name="T28_9" style:family="text"/>
    <style:style style:name="T28_10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0.635cm" style:writing-mode="lr-tb"/>
    </style:style>
    <style:style style:name="T29_1" style:family="text"/>
    <style:style style:name="T29_2" style:family="text">
      <style:text-properties fo:color="#1155cc" style:text-underline-style="solid" style:text-underline-color="font-color"/>
    </style:style>
    <style:style style:name="T29_3" style:family="text"/>
    <style:style style:name="T29_4" style:family="text">
      <style:text-properties fo:color="#1155cc" style:text-underline-style="solid" style:text-underline-color="font-color"/>
    </style:style>
    <style:style style:name="T29_5" style:family="text"/>
    <style:style style:name="T29_6" style:family="text">
      <style:text-properties fo:color="#1155cc" style:text-underline-style="solid" style:text-underline-color="font-color"/>
    </style:style>
    <style:style style:name="T29_7" style:family="text"/>
    <style:style style:name="T29_8" style:family="text">
      <style:text-properties fo:color="#1155cc" style:text-underline-style="solid" style:text-underline-color="font-color"/>
    </style:style>
    <style:style style:name="T29_9" style:family="text"/>
    <style:style style:name="T29_10" style:family="text">
      <style:text-properties fo:color="#1155cc" style:text-underline-style="solid" style:text-underline-color="font-color"/>
    </style:style>
    <style:style style:name="T29_11" style:family="text"/>
    <style:style style:name="T29_12" style:family="text">
      <style:text-properties fo:color="#1155cc" style:text-underline-style="solid" style:text-underline-color="font-color"/>
    </style:style>
    <style:style style:name="T29_13" style:family="text"/>
    <style:style style:name="T29_14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32" style:family="paragraph" style:parent-style-name="Heading_20_1">
      <style:paragraph-properties fo:break-before="page" fo:line-height="115%" style:writing-mode="lr-tb"/>
    </style:style>
    <style:style style:name="T32_1" style:family="text"/>
    <style:style style:name="P33" style:family="paragraph" style:parent-style-name="Standard">
      <style:paragraph-properties fo:text-align="justify"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Heading_20_1">
      <style:paragraph-properties fo:break-before="auto" fo:text-indent="0cm" fo:line-height="115%" fo:margin-left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P36" style:family="paragraph" style:parent-style-name="Standard">
      <style:paragraph-properties fo:text-align="justify"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P37" style:family="paragraph" style:parent-style-name="Standard">
      <style:paragraph-properties fo:text-align="justify"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P3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Heading_20_1">
      <style:paragraph-properties fo:break-before="auto" fo:text-indent="0cm" fo:line-height="115%" fo:margin-left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P41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.176cm"/>
    </style:style>
    <style:style style:name="Column5" style:family="table-column">
      <style:table-column-properties style:column-width="1.058cm"/>
    </style:style>
    <style:style style:name="Column6" style:family="table-column">
      <style:table-column-properties style:column-width="4.471cm"/>
    </style:style>
    <style:style style:name="Column7" style:family="table-column">
      <style:table-column-properties style:column-width="9.446cm"/>
    </style:style>
    <style:style style:name="Column8" style:family="table-column">
      <style:table-column-properties style:column-width="1.535cm"/>
    </style:style>
    <style:style style:name="Row5" style:family="table-row"/>
    <style:style style:name="Cell1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8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9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15" style:family="text"/>
    <style:style style:name="T50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38" style:family="text"/>
    <style:style style:name="T50_39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top" fo:border-top="#000000 0.035cm solid" fo:border-bottom="#000000 0.035cm solid" fo:padding-left="0.203cm" fo:border-left="#000000 0.035cm solid" fo:padding-right="0.203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border-top="#000000 0.035cm solid" fo:border-bottom="#000000 0.035cm solid" fo:padding-left="0.203cm" fo:border-left="#000000 0.035cm solid" fo:padding-right="0.203cm" fo:border-right="#000000 0.035cm solid"/>
    </style:style>
    <style:style style:name="P58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border-top="#000000 0.035cm solid" fo:border-bottom="#000000 0.035cm solid" fo:padding-left="0.203cm" fo:border-left="#000000 0.035cm solid" fo:padding-right="0.203cm" fo:border-right="#000000 0.035cm solid"/>
    </style:style>
    <style:style style:name="P61" style:family="paragraph" style:parent-style-name="Heading_20_2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Row9" style:family="table-row"/>
    <style:style style:name="Cell33" style:family="table-cell">
      <style:table-cell-properties style:vertical-align="top" fo:border-top="#000000 0.035cm solid" fo:border-bottom="#000000 0.035cm solid" fo:padding-left="0.203cm" fo:border-left="#000000 0.035cm solid" fo:padding-right="0.203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border-top="#000000 0.035cm solid" fo:border-bottom="#000000 0.035cm solid" fo:padding-left="0.203cm" fo:border-left="#000000 0.035cm solid" fo:padding-right="0.203cm" fo:border-right="#000000 0.035cm solid"/>
    </style:style>
    <style:style style:name="P6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border-top="#000000 0.035cm solid" fo:border-bottom="#000000 0.035cm solid" fo:padding-left="0.203cm" fo:border-left="#000000 0.035cm solid" fo:padding-right="0.203cm" fo:border-right="#000000 0.035cm solid"/>
    </style:style>
    <style:style style:name="P6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border-top="#000000 0.035cm solid" fo:border-bottom="#000000 0.035cm solid" fo:padding-left="0.203cm" fo:border-left="#000000 0.035cm solid" fo:padding-right="0.203cm" fo:border-right="#000000 0.035cm solid"/>
    </style:style>
    <style:style style:name="P65" style:family="paragraph" style:parent-style-name="Heading_20_2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Row10" style:family="table-row"/>
    <style:style style:name="Cell37" style:family="table-cell">
      <style:table-cell-properties style:vertical-align="top" fo:border-top="#000000 0.035cm solid" fo:border-bottom="#000000 0.035cm solid" fo:padding-left="0.203cm" fo:border-left="#000000 0.035cm solid" fo:padding-right="0.203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border-top="#000000 0.035cm solid" fo:border-bottom="#000000 0.035cm solid" fo:padding-left="0.203cm" fo:border-left="#000000 0.035cm solid" fo:padding-right="0.203cm" fo:border-right="#000000 0.035cm solid"/>
    </style:style>
    <style:style style:name="P6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border-top="#000000 0.035cm solid" fo:border-bottom="#000000 0.035cm solid" fo:padding-left="0.203cm" fo:border-left="#000000 0.035cm solid" fo:padding-right="0.203cm" fo:border-right="#000000 0.035cm solid"/>
    </style:style>
    <style:style style:name="P6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border-top="#000000 0.035cm solid" fo:border-bottom="#000000 0.035cm solid" fo:padding-left="0.203cm" fo:border-left="#000000 0.035cm solid" fo:padding-right="0.203cm" fo:border-right="#000000 0.035cm solid"/>
    </style:style>
    <style:style style:name="P69" style:family="paragraph" style:parent-style-name="Heading_20_2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P70" style:family="paragraph" style:parent-style-name="Heading_20_2">
      <style:paragraph-properties fo:break-before="auto" fo:line-height="115%" style:writing-mode="lr-tb"/>
    </style:style>
  </office:automatic-styles>
  <office:body>
    <office:text>
      <text:p text:style-name="P1"><draw:frame svg:x="0cm" svg:y="0cm" svg:width="8.467cm" svg:height="6.35cm" draw:style-name="FR1" text:anchor-type="as-char" draw:z-index="0"><draw:image xlink:href="Pictures/image1.png" xlink:type="simple" xlink:show="embed" xlink:actuate="onLoad"/></draw:frame></text:p>
      <text:p text:style-name="P2"><text:span text:style-name="T2_1">Checklist</text:span><text:span text:style-name="T2_2"><text:s/></text:span><text:span text:style-name="T2_3">de</text:span><text:span text:style-name="T2_4"><text:s/></text:span><text:span text:style-name="T2_5">viabilidade</text:span><text:span text:style-name="T2_6"><text:s/></text:span><text:span text:style-name="T2_7">técnica</text:span></text:p>
      <text:p text:style-name="P3"><text:span text:style-name="T3_1">Versão</text:span><text:span text:style-name="T3_2"><text:s/>0.1</text:span></text:p>
      <text:p text:style-name="P4"/>
      <text:p text:style-name="P5"><text:span text:style-name="T5_1">Histórico</text:span><text:span text:style-name="T5_2"><text:s/></text:span><text:span text:style-name="T5_3">de</text:span><text:span text:style-name="T5_4"><text:s/></text:span><text:span text:style-name="T5_5">revisões</text:span></text:p>
      <text:p text:style-name="P6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7"><text:span text:style-name="T7_1">Nome</text:span></text:p>
          </table:table-cell>
          <table:table-cell table:style-name="Cell2">
            <text:p text:style-name="P8"><text:span text:style-name="T8_1">Alterações</text:span></text:p>
          </table:table-cell>
          <table:table-cell table:style-name="Cell3">
            <text:p text:style-name="P9"><text:span text:style-name="T9_1">Data</text:span></text:p>
          </table:table-cell>
          <table:table-cell table:style-name="Cell4">
            <text:p text:style-name="P10"><text:span text:style-name="T10_1">Versão</text:span></text:p>
          </table:table-cell>
        </table:table-row>
        <table:table-row table:style-name="Row2">
          <table:table-cell table:style-name="Cell5">
            <text:p text:style-name="P11"><text:span text:style-name="T11_1">Victor</text:span><text:span text:style-name="T11_2"><text:s/></text:span><text:span text:style-name="T11_3">Carvalho</text:span></text:p>
          </table:table-cell>
          <table:table-cell table:style-name="Cell6">
            <text:p text:style-name="P12"><text:span text:style-name="T12_1">Criação</text:span><text:span text:style-name="T12_2"><text:s/></text:span><text:span text:style-name="T12_3">do</text:span><text:span text:style-name="T12_4"><text:s/></text:span><text:span text:style-name="T12_5">documento</text:span></text:p>
          </table:table-cell>
          <table:table-cell table:style-name="Cell7">
            <text:p text:style-name="P13"><text:span text:style-name="T13_1">10/11/2012</text:span></text:p>
          </table:table-cell>
          <table:table-cell table:style-name="Cell8">
            <text:p text:style-name="P14"><text:span text:style-name="T14_1">0.1</text:span></text:p>
          </table:table-cell>
        </table:table-row>
        <table:table-row table:style-name="Row3">
          <table:table-cell table:style-name="Cell9">
            <text:p text:style-name="P15"/>
          </table:table-cell>
          <table:table-cell table:style-name="Cell10">
            <text:p text:style-name="P16"/>
          </table:table-cell>
          <table:table-cell table:style-name="Cell11">
            <text:p text:style-name="P17"/>
          </table:table-cell>
          <table:table-cell table:style-name="Cell12">
            <text:p text:style-name="P18"/>
          </table:table-cell>
        </table:table-row>
        <table:table-row table:style-name="Row4">
          <table:table-cell table:style-name="Cell13">
            <text:p text:style-name="P19"/>
          </table:table-cell>
          <table:table-cell table:style-name="Cell14">
            <text:p text:style-name="P20"/>
          </table:table-cell>
          <table:table-cell table:style-name="Cell15">
            <text:p text:style-name="P21"/>
          </table:table-cell>
          <table:table-cell table:style-name="Cell16">
            <text:p text:style-name="P22"/>
          </table:table-cell>
        </table:table-row>
      </table:table>
      <text:p text:style-name="P23"/>
      <text:p text:style-name="P24"/>
      <text:p text:style-name="P25"><text:span text:style-name="T25_1">Sumário</text:span></text:p>
      <text:p text:style-name="P26"/>
      <text:p text:style-name="P27"><text:span text:style-name="T27_1"><text:a xlink:type="simple" xlink:href="#h.ess5l9b4oa7x"><text:span text:style-name="T27_2">Introdução</text:span></text:a></text:span></text:p>
      <text:p text:style-name="P28"><text:span text:style-name="T28_1"><text:a xlink:type="simple" xlink:href="#h.7amoh1exbc76"><text:span text:style-name="T28_2">Definições</text:span></text:a></text:span><text:span text:style-name="T28_3"><text:a xlink:type="simple" xlink:href="#h.7amoh1exbc76"><text:span text:style-name="T28_4"><text:s/></text:span></text:a></text:span><text:span text:style-name="T28_5"><text:a xlink:type="simple" xlink:href="#h.7amoh1exbc76"><text:span text:style-name="T28_6">e</text:span></text:a></text:span><text:span text:style-name="T28_7"><text:a xlink:type="simple" xlink:href="#h.7amoh1exbc76"><text:span text:style-name="T28_8"><text:s/></text:span></text:a></text:span><text:span text:style-name="T28_9"><text:a xlink:type="simple" xlink:href="#h.7amoh1exbc76"><text:span text:style-name="T28_10">Acrônimos</text:span></text:a></text:span></text:p>
      <text:p text:style-name="P29"><text:span text:style-name="T29_1"><text:a xlink:type="simple" xlink:href="#h.320369fm8ie0"><text:span text:style-name="T29_2">Checklist</text:span></text:a></text:span><text:span text:style-name="T29_3"><text:a xlink:type="simple" xlink:href="#h.320369fm8ie0"><text:span text:style-name="T29_4"><text:s/></text:span></text:a></text:span><text:span text:style-name="T29_5"><text:a xlink:type="simple" xlink:href="#h.320369fm8ie0"><text:span text:style-name="T29_6">de</text:span></text:a></text:span><text:span text:style-name="T29_7"><text:a xlink:type="simple" xlink:href="#h.320369fm8ie0"><text:span text:style-name="T29_8"><text:s/></text:span></text:a></text:span><text:span text:style-name="T29_9"><text:a xlink:type="simple" xlink:href="#h.320369fm8ie0"><text:span text:style-name="T29_10">viabilidade</text:span></text:a></text:span><text:span text:style-name="T29_11"><text:a xlink:type="simple" xlink:href="#h.320369fm8ie0"><text:span text:style-name="T29_12"><text:s/></text:span></text:a></text:span><text:span text:style-name="T29_13"><text:a xlink:type="simple" xlink:href="#h.320369fm8ie0"><text:span text:style-name="T29_14">técnica</text:span></text:a></text:span></text:p>
      <text:p text:style-name="P30"/>
      <text:p text:style-name="P31"/>
      <text:h text:style-name="P32" text:outline-level="10"><text:bookmark-start text:name="h.ny1j38ypahnu"/><text:bookmark-end text:name="h.ny1j38ypahnu"/><text:span text:style-name="T32_1">Introdução</text:span></text:h>
      <text:p text:style-name="P33"><text:span text:style-name="T33_1">Este</text:span><text:span text:style-name="T33_2"><text:s/></text:span><text:span text:style-name="T33_3">documento</text:span><text:span text:style-name="T33_4"><text:s/></text:span><text:span text:style-name="T33_5">visa</text:span><text:span text:style-name="T33_6"><text:s/></text:span><text:span text:style-name="T33_7">garantir</text:span><text:span text:style-name="T33_8"><text:s/></text:span><text:span text:style-name="T33_9">que</text:span><text:span text:style-name="T33_10"><text:s/></text:span><text:span text:style-name="T33_11">o</text:span><text:span text:style-name="T33_12"><text:s/></text:span><text:span text:style-name="T33_13">projeto</text:span><text:span text:style-name="T33_14"><text:s/></text:span><text:span text:style-name="T33_15">é</text:span><text:span text:style-name="T33_16"><text:s/></text:span><text:span text:style-name="T33_17">passível</text:span><text:span text:style-name="T33_18"><text:s/></text:span><text:span text:style-name="T33_19">de</text:span><text:span text:style-name="T33_20"><text:s/></text:span><text:span text:style-name="T33_21">execução</text:span><text:span text:style-name="T33_22"><text:s/></text:span><text:span text:style-name="T33_23">do</text:span><text:span text:style-name="T33_24"><text:s/></text:span><text:span text:style-name="T33_25">ponto</text:span><text:span text:style-name="T33_26"><text:s/></text:span><text:span text:style-name="T33_27">de</text:span><text:span text:style-name="T33_28"><text:s/></text:span><text:span text:style-name="T33_29">vista</text:span><text:span text:style-name="T33_30"><text:s/></text:span><text:span text:style-name="T33_31">técnico</text:span><text:span text:style-name="T33_32">,<text:s/></text:span><text:span text:style-name="T33_33">ou</text:span><text:span text:style-name="T33_34"><text:s/></text:span><text:span text:style-name="T33_35">seja</text:span><text:span text:style-name="T33_36">,<text:s/></text:span><text:span text:style-name="T33_37">se</text:span><text:span text:style-name="T33_38"><text:s/></text:span><text:span text:style-name="T33_39">os</text:span><text:span text:style-name="T33_40"><text:s/></text:span><text:span text:style-name="T33_41">riscos</text:span><text:span text:style-name="T33_42">,<text:s/></text:span><text:span text:style-name="T33_43">restrições</text:span><text:span text:style-name="T33_44">,<text:s/></text:span><text:span text:style-name="T33_45">recursos</text:span><text:span text:style-name="T33_46"><text:s/></text:span><text:span text:style-name="T33_47">e</text:span><text:span text:style-name="T33_48"><text:s/></text:span><text:span text:style-name="T33_49">o</text:span><text:span text:style-name="T33_50"><text:s/></text:span><text:span text:style-name="T33_51">cronograma</text:span><text:span text:style-name="T33_52"><text:s/></text:span><text:span text:style-name="T33_53">são</text:span><text:span text:style-name="T33_54"><text:s/></text:span><text:span text:style-name="T33_55">viáveis</text:span><text:span text:style-name="T33_56">.</text:span></text:p>
      <text:p text:style-name="P34"/>
      <text:h text:style-name="P35" text:outline-level="10"><text:bookmark-start text:name="h.7amoh1exbc76"/><text:bookmark-end text:name="h.7amoh1exbc76"/><text:span text:style-name="T35_1">Definições</text:span><text:span text:style-name="T35_2"><text:s/></text:span><text:span text:style-name="T35_3">e</text:span><text:span text:style-name="T35_4"><text:s/></text:span><text:span text:style-name="T35_5">Acrônimos</text:span></text:h>
      <text:list text:style-name="LS1" xml:id="list0">
        <text:list-item>
          <text:p text:style-name="P36"><text:span text:style-name="T36_1">S</text:span><text:span text:style-name="T36_2"><text:s/>=<text:s/></text:span><text:span text:style-name="T36_3">Sim</text:span></text:p>
        </text:list-item>
        <text:list-item>
          <text:p text:style-name="P37"><text:span text:style-name="T37_1">N</text:span><text:span text:style-name="T37_2"><text:s/>=<text:s/></text:span><text:span text:style-name="T37_3">Não</text:span></text:p>
        </text:list-item>
        <text:list-item>
          <text:p text:style-name="P38"><text:span text:style-name="T38_1">NA</text:span><text:span text:style-name="T38_2"><text:s/>=<text:s/></text:span><text:span text:style-name="T38_3">Não</text:span><text:span text:style-name="T38_4"><text:s/></text:span><text:span text:style-name="T38_5">se</text:span><text:span text:style-name="T38_6"><text:s/></text:span><text:span text:style-name="T38_7">aplica</text:span></text:p>
        </text:list-item>
      </text:list>
      <text:p text:style-name="P39"/>
      <text:h text:style-name="P40" text:outline-level="10"><text:bookmark-start text:name="h.320369fm8ie0"/><text:bookmark-end text:name="h.320369fm8ie0"/><text:span text:style-name="T40_1">Checklist</text:span><text:span text:style-name="T40_2"><text:s/></text:span><text:span text:style-name="T40_3">de</text:span><text:span text:style-name="T40_4"><text:s/></text:span><text:span text:style-name="T40_5">viabilidade</text:span><text:span text:style-name="T40_6"><text:s/></text:span><text:span text:style-name="T40_7">técnica</text:span></text:h>
      <text:p text:style-name="P41"/>
      <table:table table:style-name="Table2">
        <table:table-column table:style-name="Column5"/>
        <table:table-column table:style-name="Column6"/>
        <table:table-column table:style-name="Column7"/>
        <table:table-column table:style-name="Column8"/>
        <table:table-row table:style-name="Row5">
          <table:table-cell table:style-name="Cell17">
            <text:p text:style-name="P42"><text:span text:style-name="T42_1">Id</text:span></text:p>
          </table:table-cell>
          <table:table-cell table:style-name="Cell18">
            <text:p text:style-name="P43"><text:span text:style-name="T43_1">Item</text:span></text:p>
          </table:table-cell>
          <table:table-cell table:style-name="Cell19">
            <text:p text:style-name="P44"><text:span text:style-name="T44_1">Detalhes</text:span></text:p>
          </table:table-cell>
          <table:table-cell table:style-name="Cell20">
            <text:p text:style-name="P45"><text:span text:style-name="T45_1">S</text:span><text:span text:style-name="T45_2">/</text:span><text:span text:style-name="T45_3">N</text:span><text:span text:style-name="T45_4">/</text:span><text:span text:style-name="T45_5">NA</text:span></text:p>
          </table:table-cell>
        </table:table-row>
        <table:table-row table:style-name="Row6">
          <table:table-cell table:style-name="Cell21">
            <text:p text:style-name="P46"><text:span text:style-name="T46_1">vt</text:span><text:span text:style-name="T46_2">_1</text:span></text:p>
          </table:table-cell>
          <table:table-cell table:style-name="Cell22">
            <text:p text:style-name="P47"><text:span text:style-name="T47_1">Escopo</text:span></text:p>
          </table:table-cell>
          <table:table-cell table:style-name="Cell23">
            <text:p text:style-name="P48"><text:span text:style-name="T48_1">O</text:span><text:span text:style-name="T48_2"><text:s/></text:span><text:span text:style-name="T48_3">escopo</text:span><text:span text:style-name="T48_4"><text:s/></text:span><text:span text:style-name="T48_5">definido</text:span><text:span text:style-name="T48_6"><text:s/></text:span><text:span text:style-name="T48_7">para</text:span><text:span text:style-name="T48_8"><text:s/></text:span><text:span text:style-name="T48_9">o</text:span><text:span text:style-name="T48_10"><text:s/></text:span><text:span text:style-name="T48_11">projeto</text:span><text:span text:style-name="T48_12"><text:s/></text:span><text:span text:style-name="T48_13">é</text:span><text:span text:style-name="T48_14"><text:s/></text:span><text:span text:style-name="T48_15">viável</text:span><text:span text:style-name="T48_16">?</text:span></text:p>
            <text:p text:style-name="P49"/>
            <text:p text:style-name="P50"><text:span text:style-name="T50_1">O</text:span><text:span text:style-name="T50_2"><text:s/></text:span><text:span text:style-name="T50_3">escopo</text:span><text:span text:style-name="T50_4"><text:s/></text:span><text:span text:style-name="T50_5">do</text:span><text:span text:style-name="T50_6"><text:s/></text:span><text:span text:style-name="T50_7">projeto</text:span><text:span text:style-name="T50_8"><text:s/></text:span><text:span text:style-name="T50_9">pode</text:span><text:span text:style-name="T50_10"><text:s/></text:span><text:span text:style-name="T50_11">ser</text:span><text:span text:style-name="T50_12"><text:s/></text:span><text:span text:style-name="T50_13">encontrado</text:span><text:span text:style-name="T50_14"><text:s/></text:span><text:span text:style-name="T50_15"><text:a xlink:type="simple" xlink:href="http://sgb-02-2012.googlecode.com/files/PlanoGeralDaF%C3%A1bricaDeSoftware-segundoSemestre2012.pdf"><text:span text:style-name="T50_16">aqui</text:span></text:a></text:span><text:span text:style-name="T50_17">.<text:s/></text:span><text:span text:style-name="T50_18">Alguns</text:span><text:span text:style-name="T50_19"><text:s/></text:span><text:span text:style-name="T50_20">detalhes</text:span><text:span text:style-name="T50_21"><text:s/></text:span><text:span text:style-name="T50_22">referentes</text:span><text:span text:style-name="T50_23"><text:s/></text:span><text:span text:style-name="T50_24">ao</text:span><text:span text:style-name="T50_25"><text:s/></text:span><text:span text:style-name="T50_26">escopo</text:span><text:span text:style-name="T50_27"><text:s/></text:span><text:span text:style-name="T50_28">do</text:span><text:span text:style-name="T50_29"><text:s/></text:span><text:span text:style-name="T50_30">projeto</text:span><text:span text:style-name="T50_31"><text:s/></text:span><text:span text:style-name="T50_32">foram</text:span><text:span text:style-name="T50_33"><text:s/></text:span><text:span text:style-name="T50_34">descritos</text:span><text:span text:style-name="T50_35"><text:s/></text:span><text:span text:style-name="T50_36">no</text:span><text:span text:style-name="T50_37"><text:s/></text:span><text:span text:style-name="T50_38"><text:a xlink:type="simple" xlink:href="https://docs.google.com/document/d/1C8mhsVyKsX-pKbw2rfAFB5pISbyycdnjr09rDwtZIAg/edit"><text:span text:style-name="T50_39">ConOps</text:span></text:a></text:span></text:p>
          </table:table-cell>
          <table:table-cell table:style-name="Cell24">
            <text:p text:style-name="P51"/>
          </table:table-cell>
        </table:table-row>
        <table:table-row table:style-name="Row7">
          <table:table-cell table:style-name="Cell25">
            <text:p text:style-name="P52"><text:span text:style-name="T52_1">vt</text:span><text:span text:style-name="T52_2">_2</text:span></text:p>
          </table:table-cell>
          <table:table-cell table:style-name="Cell26">
            <text:p text:style-name="P53"><text:span text:style-name="T53_1">Tempo</text:span></text:p>
          </table:table-cell>
          <table:table-cell table:style-name="Cell27">
            <text:p text:style-name="P54"><text:span text:style-name="T54_1">O</text:span><text:span text:style-name="T54_2"><text:s/></text:span><text:span text:style-name="T54_3">tempo</text:span><text:span text:style-name="T54_4"><text:s/></text:span><text:span text:style-name="T54_5">determinado</text:span><text:span text:style-name="T54_6"><text:s/></text:span><text:span text:style-name="T54_7">para</text:span><text:span text:style-name="T54_8"><text:s/></text:span><text:span text:style-name="T54_9">conclusão</text:span><text:span text:style-name="T54_10"><text:s/></text:span><text:span text:style-name="T54_11">do</text:span><text:span text:style-name="T54_12"><text:s/></text:span><text:span text:style-name="T54_13">projeto</text:span><text:span text:style-name="T54_14"><text:s/></text:span><text:span text:style-name="T54_15">é</text:span><text:span text:style-name="T54_16"><text:s/></text:span><text:span text:style-name="T54_17">suficiente</text:span><text:span text:style-name="T54_18">?</text:span></text:p>
          </table:table-cell>
          <table:table-cell table:style-name="Cell28">
            <text:p text:style-name="P55"/>
          </table:table-cell>
        </table:table-row>
        <table:table-row table:style-name="Row8">
          <table:table-cell table:style-name="Cell29">
            <text:p text:style-name="P56"><text:span text:style-name="T56_1">vt</text:span><text:span text:style-name="T56_2">_3</text:span></text:p>
          </table:table-cell>
          <table:table-cell table:style-name="Cell30">
            <text:p text:style-name="P57"><text:span text:style-name="T57_1">Restrições</text:span></text:p>
          </table:table-cell>
          <table:table-cell table:style-name="Cell31">
            <text:p text:style-name="P58"><text:span text:style-name="T58_1">As</text:span><text:span text:style-name="T58_2"><text:s/></text:span><text:span text:style-name="T58_3">restrições</text:span><text:span text:style-name="T58_4"><text:s/></text:span><text:span text:style-name="T58_5">impostas</text:span><text:span text:style-name="T58_6"><text:s/></text:span><text:span text:style-name="T58_7">pelo</text:span><text:span text:style-name="T58_8"><text:s/></text:span><text:span text:style-name="T58_9">projeto</text:span><text:span text:style-name="T58_10"><text:s/></text:span><text:span text:style-name="T58_11">são</text:span><text:span text:style-name="T58_12"><text:s/></text:span><text:span text:style-name="T58_13">viáveis</text:span><text:span text:style-name="T58_14">?</text:span></text:p>
            <text:p text:style-name="P59"/>
            <text:p text:style-name="P60"><text:span text:style-name="T60_1">Ex</text:span><text:span text:style-name="T60_2">:<text:s/></text:span><text:span text:style-name="T60_3">utilizar</text:span><text:span text:style-name="T60_4"><text:s/></text:span><text:span text:style-name="T60_5">somente</text:span><text:span text:style-name="T60_6"><text:s/></text:span><text:span text:style-name="T60_7">os</text:span><text:span text:style-name="T60_8"><text:s/></text:span><text:span text:style-name="T60_9">recursos</text:span><text:span text:style-name="T60_10"><text:s/></text:span><text:span text:style-name="T60_11">da</text:span><text:span text:style-name="T60_12"><text:s/></text:span><text:span text:style-name="T60_13">fábrica</text:span><text:span text:style-name="T60_14"><text:s/></text:span><text:span text:style-name="T60_15">de</text:span><text:span text:style-name="T60_16"><text:s/></text:span><text:span text:style-name="T60_17">software</text:span></text:p>
          </table:table-cell>
          <table:table-cell table:style-name="Cell32">
            <text:h text:style-name="P61" text:outline-level="10"><text:bookmark-start text:name="h.lryqqt84rlbu"/><text:bookmark-end text:name="h.lryqqt84rlbu"/></text:h>
          </table:table-cell>
        </table:table-row>
        <table:table-row table:style-name="Row9">
          <table:table-cell table:style-name="Cell33">
            <text:p text:style-name="P62"><text:span text:style-name="T62_1">vt</text:span><text:span text:style-name="T62_2">_4</text:span></text:p>
          </table:table-cell>
          <table:table-cell table:style-name="Cell34">
            <text:p text:style-name="P63"><text:span text:style-name="T63_1">Recursos</text:span></text:p>
          </table:table-cell>
          <table:table-cell table:style-name="Cell35">
            <text:p text:style-name="P64"><text:span text:style-name="T64_1">A</text:span><text:span text:style-name="T64_2"><text:s/></text:span><text:span text:style-name="T64_3">quantidade</text:span><text:span text:style-name="T64_4"><text:s/></text:span><text:span text:style-name="T64_5">de</text:span><text:span text:style-name="T64_6"><text:s/></text:span><text:span text:style-name="T64_7">recursos</text:span><text:span text:style-name="T64_8"><text:s/></text:span><text:span text:style-name="T64_9">humanos</text:span><text:span text:style-name="T64_10"><text:s/></text:span><text:span text:style-name="T64_11">alocados</text:span><text:span text:style-name="T64_12"><text:s/></text:span><text:span text:style-name="T64_13">no</text:span><text:span text:style-name="T64_14"><text:s/></text:span><text:span text:style-name="T64_15">projeto</text:span><text:span text:style-name="T64_16"><text:s/></text:span><text:span text:style-name="T64_17">é</text:span><text:span text:style-name="T64_18"><text:s/></text:span><text:span text:style-name="T64_19">suficiente</text:span><text:span text:style-name="T64_20"><text:s/></text:span><text:span text:style-name="T64_21">para</text:span><text:span text:style-name="T64_22"><text:s/></text:span><text:span text:style-name="T64_23">uma</text:span><text:span text:style-name="T64_24"><text:s/></text:span><text:span text:style-name="T64_25">conclusão</text:span><text:span text:style-name="T64_26"><text:s/></text:span><text:span text:style-name="T64_27">satisfatória</text:span><text:span text:style-name="T64_28"><text:s/></text:span><text:span text:style-name="T64_29">do</text:span><text:span text:style-name="T64_30"><text:s/></text:span><text:span text:style-name="T64_31">projeto</text:span><text:span text:style-name="T64_32">?</text:span></text:p>
          </table:table-cell>
          <table:table-cell table:style-name="Cell36">
            <text:h text:style-name="P65" text:outline-level="10"><text:bookmark-start text:name="h.69rf85lo045p"/><text:bookmark-end text:name="h.69rf85lo045p"/></text:h>
          </table:table-cell>
        </table:table-row>
        <table:table-row table:style-name="Row10">
          <table:table-cell table:style-name="Cell37">
            <text:p text:style-name="P66"><text:span text:style-name="T66_1">vt</text:span><text:span text:style-name="T66_2">_5</text:span></text:p>
          </table:table-cell>
          <table:table-cell table:style-name="Cell38">
            <text:p text:style-name="P67"><text:span text:style-name="T67_1">Riscos</text:span></text:p>
          </table:table-cell>
          <table:table-cell table:style-name="Cell39">
            <text:p text:style-name="P68"><text:span text:style-name="T68_1">Os</text:span><text:span text:style-name="T68_2"><text:s/></text:span><text:span text:style-name="T68_3">riscos</text:span><text:span text:style-name="T68_4"><text:s/></text:span><text:span text:style-name="T68_5">envolvidos</text:span><text:span text:style-name="T68_6"><text:s/></text:span><text:span text:style-name="T68_7">no</text:span><text:span text:style-name="T68_8"><text:s/></text:span><text:span text:style-name="T68_9">projeto</text:span><text:span text:style-name="T68_10"><text:s/></text:span><text:span text:style-name="T68_11">são</text:span><text:span text:style-name="T68_12"><text:s/></text:span><text:span text:style-name="T68_13">viáveis</text:span><text:span text:style-name="T68_14">?</text:span></text:p>
          </table:table-cell>
          <table:table-cell table:style-name="Cell40">
            <text:h text:style-name="P69" text:outline-level="10"><text:bookmark-start text:name="h.fymxqljnxw0b"/><text:bookmark-end text:name="h.fymxqljnxw0b"/></text:h>
          </table:table-cell>
        </table:table-row>
      </table:table>
      <text:h text:style-name="P70" text:outline-level="10"><text:bookmark-start text:name="h.e4xboutdqczj"/><text:bookmark-end text:name="h.e4xboutdqczj"/></text:h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15%" fo:margin-top="0.847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-0.635cm" fo:line-height="115%" fo:margin-top="0.635cm" fo:margin-bottom="0.141cm" fo:margin-left="2.54cm" fo:margin-right="0cm" style:writing-mode="lr-tb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15%" fo:margin-top="0.494cm" fo:margin-bottom="0.141cm" fo:margin-left="0cm" fo:margin-right="0cm" style:writing-mode="lr-tb"/>
      <style:text-properties style:text-line-through-style="none" fo:font-style="normal" style:font-style-asian="normal" style:font-style-complex="normal" fo:color="#666666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15%" fo:margin-top="0.423cm" fo:margin-bottom="0.071cm" fo:margin-left="0cm" fo:margin-right="0cm" style:writing-mode="lr-tb"/>
      <style:text-properties style:text-line-through-style="none" fo:font-style="italic" style:font-style-asian="italic" style:font-style-complex="italic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5" style:display-name="Heading 5" style:family="paragraph" style:parent-style-name="Standard">
      <style:paragraph-properties fo:text-align="left" fo:break-before="auto" fo:text-indent="0cm" fo:line-height="115%" fo:margin-top="0.388cm" fo:margin-bottom="0.071cm" fo:margin-left="0cm" fo:margin-right="0cm" style:writing-mode="lr-tb"/>
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15%" fo:margin-top="0.353cm" fo:margin-bottom="0.071cm" fo:margin-left="0cm" fo:margin-right="0cm" style:writing-mode="lr-tb"/>
      <style:text-properties style:text-line-through-style="none" fo:font-style="italic" style:font-style-asian="italic" style:font-style-complex="italic" fo:color="#666666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left" fo:break-before="auto" fo:text-indent="0cm" fo:line-height="115%" fo:margin-top="0.847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Subtitle" style:family="paragraph" style:parent-style-name="Standard">
      <style:paragraph-properties fo:text-align="left" fo:break-before="auto" fo:text-indent="0cm" fo:line-height="115%" fo:margin-top="0.635cm" fo:margin-bottom="0.141cm" fo:margin-left="0cm" fo:margin-right="0cm" style:writing-mode="lr-tb"/>
      <style:text-properties style:text-line-through-style="none"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 fo:font-weight="normal" style:font-weight-asian="normal" style:font-weight-complex="normal" style:text-underline-style="none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color="#666666" fo:font-size="10pt" style:font-size-asian="10pt" style:font-size-complex="10pt"/>
    </style:style>
    <style:style style:name="T1_2" style:family="text">
      <style:text-properties fo:color="#666666" fo:font-size="10pt" style:font-size-asian="10pt" style:font-size-complex="10pt"/>
    </style:style>
    <style:style style:name="T1_3" style:family="text">
      <style:text-properties fo:color="#666666" fo:font-size="10pt" style:font-size-asian="10pt" style:font-size-complex="10pt"/>
    </style:style>
    <style:style style:name="T1_4" style:family="text">
      <style:text-properties fo:color="#666666" fo:font-size="10pt" style:font-size-asian="10pt" style:font-size-complex="10pt"/>
    </style:style>
    <style:style style:name="T1_5" style:family="text">
      <style:text-properties fo:color="#666666" fo:font-size="10pt" style:font-size-asian="10pt" style:font-size-complex="10pt"/>
    </style:style>
    <style:style style:name="T1_6" style:family="text">
      <style:text-properties fo:color="#666666" fo:font-size="10pt" style:font-size-asian="10pt" style:font-size-complex="10pt"/>
    </style:style>
    <style:style style:name="T1_7" style:family="text">
      <style:text-properties fo:color="#666666" fo:font-size="10pt" style:font-size-asian="10pt" style:font-size-complex="10pt"/>
    </style:style>
    <style:style style:name="T1_8" style:family="text">
      <style:text-properties fo:color="#666666" fo:font-size="10pt" style:font-size-asian="10pt" style:font-size-complex="10pt"/>
    </style:style>
    <style:style style:name="T1_9" style:family="text">
      <style:text-properties fo:color="#666666" fo:font-size="10pt" style:font-size-asian="10pt" style:font-size-complex="10pt"/>
    </style:style>
    <style:style style:name="T1_10" style:family="text">
      <style:text-properties fo:color="#666666" fo:font-size="10pt" style:font-size-asian="10pt" style:font-size-complex="10pt"/>
    </style:style>
    <style:style style:name="T1_11" style:family="text">
      <style:text-properties fo:color="#666666" fo:font-size="10pt" style:font-size-asian="10pt" style:font-size-complex="10pt"/>
    </style:style>
    <style:style style:name="T1_12" style:family="text">
      <style:text-properties fo:color="#666666" fo:font-size="10pt" style:font-size-asian="10pt" style:font-size-complex="10pt"/>
    </style:style>
    <style:style style:name="T1_13" style:family="text">
      <style:text-properties fo:color="#666666" fo:font-size="10pt" style:font-size-asian="10pt" style:font-size-complex="10pt"/>
    </style:style>
    <style:style style:name="T1_14" style:family="text">
      <style:text-properties fo:color="#666666" fo:font-size="10pt" style:font-size-asian="10pt" style:font-size-complex="10pt"/>
    </style:style>
    <style:style style:name="T1_15" style:family="text">
      <style:text-properties fo:color="#666666" fo:font-size="10pt" style:font-size-asian="10pt" style:font-size-complex="10pt"/>
    </style:style>
    <style:style style:name="T1_16" style:family="text">
      <style:text-properties fo:color="#666666" fo:font-size="10pt" style:font-size-asian="10pt" style:font-size-complex="10pt"/>
    </style:style>
    <style:style style:name="T1_17" style:family="text">
      <style:text-properties fo:color="#666666" fo:font-size="10pt" style:font-size-asian="10pt" style:font-size-complex="10pt"/>
    </style:style>
    <style:style style:name="T1_18" style:family="text">
      <style:text-properties fo:color="#666666" fo:font-size="10pt" style:font-size-asian="10pt" style:font-size-complex="10pt"/>
    </style:style>
    <style:style style:name="T1_19" style:family="text">
      <style:text-properties fo:color="#666666" fo:font-size="10pt" style:font-size-asian="10pt" style:font-size-complex="10pt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color="#666666" fo:font-size="10pt" style:font-size-asian="10pt" style:font-size-complex="10pt"/>
    </style:style>
    <style:style style:name="T2_2" style:family="text">
      <style:text-properties fo:color="#666666" fo:font-size="10pt" style:font-size-asian="10pt" style:font-size-complex="10pt"/>
    </style:style>
    <style:style style:name="T2_3" style:family="text">
      <style:text-properties fo:color="#666666" fo:font-size="10pt" style:font-size-asian="10pt" style:font-size-complex="10pt"/>
    </style:style>
    <style:style style:name="T2_4" style:family="text">
      <style:text-properties fo:color="#666666" fo:font-size="10pt" style:font-size-asian="10pt" style:font-size-complex="10pt"/>
    </style:style>
    <style:style style:name="T2_5" style:family="text">
      <style:text-properties fo:color="#666666" fo:font-size="10pt" style:font-size-asian="10pt" style:font-size-complex="10pt"/>
    </style:style>
    <style:style style:name="T2_6" style:family="text">
      <style:text-properties fo:color="#666666" fo:font-size="10pt" style:font-size-asian="10pt" style:font-size-complex="10pt"/>
    </style:style>
    <style:style style:name="T2_7" style:family="text">
      <style:text-properties fo:color="#666666" fo:font-size="10pt" style:font-size-asian="10pt" style:font-size-complex="10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color="#666666" fo:font-size="10pt" style:font-size-asian="10pt" style:font-size-complex="10pt"/>
    </style:style>
    <style:style style:name="T3_2" style:family="text">
      <style:text-properties fo:color="#666666" fo:font-size="10pt" style:font-size-asian="10pt" style:font-size-complex="10pt"/>
    </style:style>
    <style:style style:name="T3_3" style:family="text">
      <style:text-properties fo:color="#666666" fo:font-size="10pt" style:font-size-asian="10pt" style:font-size-complex="10pt"/>
    </style:style>
    <style:style style:name="T3_4" style:family="text">
      <style:text-properties fo:color="#666666" fo:font-size="10pt" style:font-size-asian="10pt" style:font-size-complex="10pt"/>
    </style:style>
    <style:style style:name="T3_5" style:family="text">
      <style:text-properties fo:color="#666666" fo:font-size="10pt" style:font-size-asian="10pt" style:font-size-complex="10pt"/>
    </style:style>
  </office:automatic-styles>
  <office:master-styles>
    <style:master-page style:name="Standard" style:page-layout-name="pm1">
      <style:header>
        <text:p text:style-name="P1"><text:span text:style-name="T1_1">Fábrica</text:span><text:span text:style-name="T1_2"><text:s/></text:span><text:span text:style-name="T1_3">de</text:span><text:span text:style-name="T1_4"><text:s/></text:span><text:span text:style-name="T1_5">Software</text:span><text:span text:style-name="T1_6"><text:s/>–<text:s/></text:span><text:span text:style-name="T1_7">Instituto</text:span><text:span text:style-name="T1_8"><text:s/></text:span><text:span text:style-name="T1_9">de</text:span><text:span text:style-name="T1_10"><text:s/></text:span><text:span text:style-name="T1_11">Informática</text:span><text:span text:style-name="T1_12"><text:s/>–<text:s/></text:span><text:span text:style-name="T1_13">Universidade</text:span><text:span text:style-name="T1_14"><text:s/></text:span><text:span text:style-name="T1_15">Federal</text:span><text:span text:style-name="T1_16"><text:s/></text:span><text:span text:style-name="T1_17">de</text:span><text:span text:style-name="T1_18"><text:s/></text:span><text:span text:style-name="T1_19">Goiás</text:span></text:p>
        <text:p text:style-name="P2"><text:span text:style-name="T2_1">Sistema</text:span><text:span text:style-name="T2_2"><text:s/></text:span><text:span text:style-name="T2_3">de</text:span><text:span text:style-name="T2_4"><text:s/></text:span><text:span text:style-name="T2_5">Gestão</text:span><text:span text:style-name="T2_6"><text:s/></text:span><text:span text:style-name="T2_7">Bibliográfica</text:span></text:p>
        <text:p text:style-name="P3"><text:span text:style-name="T3_1">SGB</text:span><text:span text:style-name="T3_2">_</text:span><text:span text:style-name="T3_3">CHKVT</text:span><text:span text:style-name="T3_4">_</text:span><text:span text:style-name="T3_5">ChecklistDeViabilidadeTecnica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